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3fb4" officeooo:paragraph-rsid="00133fb4" style:font-size-asian="12pt" style:font-size-complex="12pt"/>
    </style:style>
    <style:style style:name="P2" style:family="paragraph" style:parent-style-name="Standard">
      <style:text-properties fo:font-size="12pt" officeooo:rsid="00142add" officeooo:paragraph-rsid="00142add" style:font-size-asian="12pt" style:font-size-complex="12pt"/>
    </style:style>
    <style:style style:name="P3" style:family="paragraph" style:parent-style-name="Preformatted_20_Text">
      <style:text-properties fo:font-size="12pt" officeooo:rsid="00142add" officeooo:paragraph-rsid="00142add" style:font-size-asian="12pt" style:font-size-complex="12pt"/>
    </style:style>
    <style:style style:name="P4" style:family="paragraph" style:parent-style-name="Preformatted_20_Text">
      <style:text-properties fo:font-size="12pt" officeooo:rsid="00142add" officeooo:paragraph-rsid="00142add" style:font-size-asian="12pt" style:font-size-complex="12pt" loext:padding="0cm" loext:border="non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7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8" style:family="paragraph" style:parent-style-name="Preformatted_20_Text">
      <style:text-properties officeooo:rsid="001663d9" officeooo:paragraph-rsid="001663d9" loext:padding="0cm" loext:border="none"/>
    </style:style>
    <style:style style:name="P9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T1" style:family="text">
      <style:text-properties officeooo:rsid="0014ea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void main(){</text:p>
      <text:p text:style-name="P1"><text:tab/>int bt[20],at[20],wt[20],tt[20],n,i,j,sat,total_time=0;</text:p>
      <text:p text:style-name="P1"><text:tab/>printf("Enter the no. of processes: ");</text:p>
      <text:p text:style-name="P1"><text:tab/>scanf("%d",&amp;n);</text:p>
      <text:p text:style-name="P1"><text:tab/>for(i=0 ; i&lt;n ; i++){</text:p>
      <text:p text:style-name="P1"><text:tab/><text:tab/>printf("Enter burst time of process %d: ", i);</text:p>
      <text:p text:style-name="P1"><text:tab/><text:tab/>scanf("%d",&amp;bt[i]);</text:p>
      <text:p text:style-name="P1"><text:tab/><text:tab/>printf("Enter arrival time of process %d: ", i);</text:p>
      <text:p text:style-name="P1"><text:tab/><text:tab/>scanf("%d",&amp;at[i]);</text:p>
      <text:p text:style-name="P1"><text:tab/>}</text:p>
      <text:p text:style-name="P1"><text:tab/>for(i=0;i&lt;n-1;i++){</text:p>
      <text:p text:style-name="P1"><text:tab/><text:tab/>for(j=0;j&lt;n-i-1;j++){</text:p>
      <text:p text:style-name="P1"><text:tab/><text:tab/><text:tab/>if(at[j]&gt;at[j+1]){</text:p>
      <text:p text:style-name="P1"><text:tab/><text:tab/><text:tab/><text:tab/>int temp=at[j];</text:p>
      <text:p text:style-name="P1"><text:tab/><text:tab/><text:tab/><text:tab/>at[j]=at[j+1];</text:p>
      <text:p text:style-name="P1"><text:tab/><text:tab/><text:tab/><text:tab/>at[j+1]=temp;</text:p>
      <text:p text:style-name="P1"><text:tab/><text:tab/><text:tab/><text:tab/>temp=bt[j];</text:p>
      <text:p text:style-name="P1"><text:tab/><text:tab/><text:tab/><text:tab/>bt[j]=bt[j+1];</text:p>
      <text:p text:style-name="P1"><text:tab/><text:tab/><text:tab/><text:tab/>bt[j+1]=temp;</text:p>
      <text:p text:style-name="P1"><text:tab/><text:tab/><text:tab/>}</text:p>
      <text:p text:style-name="P1"><text:tab/><text:tab/>}</text:p>
      <text:p text:style-name="P1"><text:tab/>}</text:p>
      <text:p text:style-name="P1"><text:tab/>float twt=0, ttt=0;</text:p>
      <text:p text:style-name="P1"><text:tab/>sat=at[0];</text:p>
      <text:p text:style-name="P1"><text:tab/>wt[0]=0;</text:p>
      <text:p text:style-name="P1"><text:tab/>ttt=tt[0]=bt[0];</text:p>
      <text:p text:style-name="P1"><text:tab/>total_time=sat+bt[0];</text:p>
      <text:p text:style-name="P1"><text:tab/>for(i=1;i&lt;n;i++){</text:p>
      <text:p text:style-name="P1"><text:tab/><text:tab/>if(total_time - at[i] &gt; 0)</text:p>
      <text:p text:style-name="P1"><text:tab/><text:tab/><text:tab/>wt[i] = total_time - at[i];</text:p>
      <text:p text:style-name="P1"><text:tab/><text:tab/>else{</text:p>
      <text:p text:style-name="P1"><text:tab/><text:tab/><text:tab/>wt[i] = 0;</text:p>
      <text:p text:style-name="P1"><text:tab/><text:tab/><text:tab/>total_time = at[i];</text:p>
      <text:p text:style-name="P1"><text:tab/><text:tab/>}</text:p>
      <text:p text:style-name="P1"><text:tab/> <text:tab/>tt[i] = wt[i] + bt[i];</text:p>
      <text:p text:style-name="P1"><text:tab/> <text:tab/>twt+=wt[i];</text:p>
      <text:p text:style-name="P1"><text:tab/><text:tab/>ttt+=tt[i];</text:p>
      <text:p text:style-name="P1"><text:tab/><text:tab/>total_time+=bt[i];</text:p>
      <text:p text:style-name="P1"><text:tab/>}</text:p>
      <text:p text:style-name="P1"><text:tab/>printf("\nSl\tA.T\tB.T.\tW.T.\tT.T.");</text:p>
      <text:p text:style-name="P1"><text:tab/>for(i=0;i&lt;n;i++){</text:p>
      <text:p text:style-name="P1"><text:tab/><text:tab/>printf("\n%d\t%d\t%d\t%d\t%d\t", i, at[i], bt[i], wt[i], tt[i]);</text:p>
      <text:p text:style-name="P1"><text:tab/>}</text:p>
      <text:p text:style-name="P1"><text:tab/>printf("\nAverage Waiting Time: %f\nAverage Turn Around Time: %f\n", twt/n, ttt/n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include &lt;stdio.h&gt;</text:p>
      <text:p text:style-name="P1"/>
      <text:p text:style-name="P1">void main(){</text:p>
      <text:p text:style-name="P1"><text:tab/>int bt[20],wt[20],tt[20],n,i,j,total_time=0;</text:p>
      <text:p text:style-name="P1"><text:tab/>printf("Enter the no. of processes: ");</text:p>
      <text:p text:style-name="P1"><text:tab/>scanf("%d",&amp;n);</text:p>
      <text:p text:style-name="P1"><text:tab/>for(i=0 ; i&lt;n ; i++){</text:p>
      <text:p text:style-name="P1"><text:tab/><text:tab/>printf("Enter burst time of process %d: ", i);</text:p>
      <text:p text:style-name="P1"><text:tab/><text:tab/>scanf("%d",&amp;bt[i]);</text:p>
      <text:p text:style-name="P1"><text:tab/>}</text:p>
      <text:p text:style-name="P1"><text:tab/>for(i=0;i&lt;n-1;i++){</text:p>
      <text:p text:style-name="P1"><text:tab/><text:tab/>for(j=0;j&lt;n-i-1;j++){</text:p>
      <text:p text:style-name="P1"><text:tab/><text:tab/><text:tab/>if(bt[j]&gt;bt[j+1]){</text:p>
      <text:p text:style-name="P1"><text:tab/><text:tab/><text:tab/><text:tab/>int temp=bt[j];</text:p>
      <text:p text:style-name="P1"><text:tab/><text:tab/><text:tab/><text:tab/>bt[j]=bt[j+1];</text:p>
      <text:p text:style-name="P1"><text:tab/><text:tab/><text:tab/><text:tab/>bt[j+1]=temp;</text:p>
      <text:p text:style-name="P1"><text:tab/><text:tab/><text:tab/>}</text:p>
      <text:p text:style-name="P1"><text:tab/><text:tab/>}</text:p>
      <text:p text:style-name="P1"><text:tab/>}</text:p>
      <text:p text:style-name="P1"><text:tab/></text:p>
      <text:p text:style-name="P1"><text:tab/>float twt=0, ttt=bt[0];</text:p>
      <text:p text:style-name="P1"><text:tab/>wt[0]=0;</text:p>
      <text:p text:style-name="P1"><text:tab/>total_time=tt[0]=bt[0];</text:p>
      <text:p text:style-name="P1"><text:tab/>for(i=1;i&lt;n;i++){</text:p>
      <text:p text:style-name="P1"><text:tab/><text:tab/>wt[i]=total_time;</text:p>
      <text:p text:style-name="P1"><text:tab/> <text:tab/>tt[i] = wt[i] + bt[i];</text:p>
      <text:p text:style-name="P1"><text:tab/> <text:tab/>twt+=wt[i];</text:p>
      <text:p text:style-name="P1"><text:tab/><text:tab/>ttt+=tt[i];</text:p>
      <text:p text:style-name="P1"><text:tab/><text:tab/>total_time+=bt[i];</text:p>
      <text:p text:style-name="P1"><text:tab/>}</text:p>
      <text:p text:style-name="P1"><text:tab/>printf("\nSl\tB.T.\tW.T.\tT.T.");</text:p>
      <text:p text:style-name="P1"><text:tab/>for(i=0;i&lt;n;i++){</text:p>
      <text:p text:style-name="P1"><text:tab/><text:tab/>printf("\n%d\t%d\t%d\t%d\t", i, bt[i], wt[i], tt[i]);</text:p>
      <text:p text:style-name="P1"><text:tab/>}</text:p>
      <text:p text:style-name="P1"><text:tab/>printf("\nAverage Waiting Time: %f\nAverage Turn Around Time: %f\n", twt/n, ttt/n);</text:p>
      <text:p text:style-name="P1">}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include &lt;stdio.h&gt;</text:p>
      <text:p text:style-name="P2">void main(){</text:p>
      <text:p text:style-name="P2"><text:tab/>int bt[20],pr[20],wt[20],tt[20],n,i,j,total_time=0;</text:p>
      <text:p text:style-name="P2"><text:tab/>printf("Enter the no. of processes: ");</text:p>
      <text:p text:style-name="P2"><text:tab/>scanf("%d",&amp;n);</text:p>
      <text:p text:style-name="P2"><text:tab/>for(i=0 ; i&lt;n ; i++){</text:p>
      <text:p text:style-name="P2"><text:tab/><text:tab/>printf("Enter burst time of process %d: ", i);</text:p>
      <text:p text:style-name="P2"><text:tab/><text:tab/>scanf("%d",&amp;bt[i]);</text:p>
      <text:p text:style-name="P2"><text:tab/><text:tab/>printf("Enter priority of process %d: ", i);</text:p>
      <text:p text:style-name="P2"><text:tab/><text:tab/>scanf("%d",&amp;pr[i]);</text:p>
      <text:p text:style-name="P2"><text:tab/>}</text:p>
      <text:p text:style-name="P2"><text:tab/>for(i=0;i&lt;n-1;i++){</text:p>
      <text:p text:style-name="P2"><text:tab/><text:tab/>for(j=0;j&lt;n-i;j++){</text:p>
      <text:p text:style-name="P2"><text:tab/><text:tab/><text:tab/>if(pr[j]&gt;pr[j+1]){</text:p>
      <text:p text:style-name="P2"><text:tab/><text:tab/><text:tab/><text:tab/>int temp=pr[j];</text:p>
      <text:p text:style-name="P2"><text:tab/><text:tab/><text:tab/><text:tab/>pr[j]=pr[j+1];</text:p>
      <text:p text:style-name="P2"><text:tab/><text:tab/><text:tab/><text:tab/>pr[j+1]=temp;</text:p>
      <text:p text:style-name="P2"><text:tab/><text:tab/><text:tab/><text:tab/>temp=bt[j];</text:p>
      <text:p text:style-name="P2"><text:tab/><text:tab/><text:tab/><text:tab/>bt[j]=bt[j+1];</text:p>
      <text:p text:style-name="P2"><text:tab/><text:tab/><text:tab/><text:tab/>bt[j+1]=temp;</text:p>
      <text:p text:style-name="P2"><text:tab/><text:tab/><text:tab/>}</text:p>
      <text:p text:style-name="P2"><text:tab/><text:tab/>}</text:p>
      <text:p text:style-name="P2"><text:tab/>}</text:p>
      <text:p text:style-name="P2"><text:tab/>float twt=0, ttt=0;</text:p>
      <text:p text:style-name="P2"><text:tab/>wt[0]=0;</text:p>
      <text:p text:style-name="P2"><text:tab/>ttt=tt[0]=bt[0];</text:p>
      <text:p text:style-name="P2"><text:tab/>total_time=bt[0];</text:p>
      <text:p text:style-name="P2"><text:tab/>for(i=1;i&lt;n;i++){</text:p>
      <text:p text:style-name="P2"><text:tab/><text:tab/>wt[i]=total_time;</text:p>
      <text:p text:style-name="P2"><text:tab/> <text:tab/>tt[i] = wt[i] + bt[i];</text:p>
      <text:p text:style-name="P2"><text:tab/> <text:tab/>twt+=wt[i];</text:p>
      <text:p text:style-name="P2"><text:tab/><text:tab/>ttt+=tt[i];</text:p>
      <text:p text:style-name="P2"><text:tab/><text:tab/>total_time+=bt[i];</text:p>
      <text:p text:style-name="P2"><text:tab/>}</text:p>
      <text:p text:style-name="P2"><text:tab/>printf("\nSl\tPrio\tB.T.\tW.T.\tT.T.");</text:p>
      <text:p text:style-name="P2"><text:tab/>for(i=0;i&lt;n;i++){</text:p>
      <text:p text:style-name="P2"><text:tab/><text:tab/>printf("\n%d\t%d\t%d\t%d\t%d\t", i, pr[i], bt[i], wt[i], tt[i]);</text:p>
      <text:p text:style-name="P2"><text:tab/>}</text:p>
      <text:p text:style-name="P2"><text:tab/>printf("\nAverage Waiting Time: %f\nAverage Turn Around Time: %f\n", twt/n, ttt/n)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#include&lt;stdio.h&gt;</text:p>
      <text:p text:style-name="P2">void main(){</text:p>
      <text:p text:style-name="P2"><text:tab/>int bt[20],tempbt[20],wt[20],cpt[20],n,i,ts,j;</text:p>
      <text:p text:style-name="P2"><text:tab/>float twt=0,ttt=0;</text:p>
      <text:p text:style-name="P2"><text:tab/>int k=0,tbt=0;</text:p>
      <text:p text:style-name="P2"><text:tab/>printf("Enter the timeslice");</text:p>
      <text:p text:style-name="P2"><text:tab/>scanf("%d",&amp;ts);</text:p>
      <text:p text:style-name="P2"><text:tab/>printf("Enter no. of processes");</text:p>
      <text:p text:style-name="P2"><text:tab/>scanf("%d",&amp;n);</text:p>
      <text:p text:style-name="P2"><text:tab/>for(i=0;i&lt;n;i++){</text:p>
      <text:p text:style-name="P2"><text:tab/><text:tab/>printf("Enter the burst time of process %d:\t",i+1);</text:p>
      <text:p text:style-name="P2"><text:tab/><text:tab/>scanf("%d",&amp;bt[i]);</text:p>
      <text:p text:style-name="P2"><text:tab/><text:tab/>}</text:p>
      <text:p text:style-name="P2"><text:tab/>for(i=0;i&lt;n;i++){</text:p>
      <text:p text:style-name="P2"><text:tab/>tempbt[i]=bt[i];</text:p>
      <text:p text:style-name="P2"><text:tab/>if(tbt&lt;bt[i])</text:p>
      <text:p text:style-name="P2"><text:tab/><text:tab/>tbt=bt[i];</text:p>
      <text:p text:style-name="P2"><text:tab/>}</text:p>
      <text:p text:style-name="P2"><text:tab/><text:tab/></text:p>
      <text:p text:style-name="P2"><text:tab/></text:p>
      <text:p text:style-name="P2"><text:tab/>for(j=0;j&lt;tbt;j++){<text:tab/></text:p>
      <text:p text:style-name="P2"><text:tab/><text:tab/>for(i=0;i&lt;n;i++){</text:p>
      <text:p text:style-name="P2"><text:tab/><text:tab/><text:tab/>if(bt[i]&gt;0){</text:p>
      <text:p text:style-name="P2"><text:tab/><text:tab/><text:tab/><text:tab/>k+=ts;</text:p>
      <text:p text:style-name="P2"><text:tab/><text:tab/><text:tab/><text:tab/>bt[i]-=ts;</text:p>
      <text:p text:style-name="P2"><text:tab/><text:tab/><text:tab/><text:tab/>if(bt[i]==0)</text:p>
      <text:p text:style-name="P2"><text:tab/><text:tab/><text:tab/><text:tab/><text:tab/>cpt[i]=k;</text:p>
      <text:p text:style-name="P2"><text:tab/><text:tab/><text:tab/><text:tab/>else if(bt[i]&lt;0)</text:p>
      <text:p text:style-name="P2"><text:tab/><text:tab/><text:tab/><text:tab/><text:tab/>{k=k+bt[i];cpt[i]=k;}</text:p>
      <text:p text:style-name="P2"><text:tab/><text:tab/><text:tab/><text:tab/>}</text:p>
      <text:p text:style-name="P2"><text:tab/><text:tab/></text:p>
      <text:p text:style-name="P2"><text:tab/>}}</text:p>
      <text:p text:style-name="P2"><text:tab/>for(i=0;i&lt;n;i++){</text:p>
      <text:p text:style-name="P2"><text:tab/>wt[i]=cpt[i]-tempbt[i];</text:p>
      <text:p text:style-name="P2"><text:tab/>twt+=wt[i];</text:p>
      <text:p text:style-name="P2"><text:tab/>ttt+=cpt[i];</text:p>
      <text:p text:style-name="P2"><text:tab/>}</text:p>
      <text:p text:style-name="P2"><text:tab/>printf("\nS.L\tB.T\tW.T\tT.T\n");</text:p>
      <text:p text:style-name="P2"><text:tab/>for(i=0;i&lt;n;i++){</text:p>
      <text:p text:style-name="P2"><text:tab/>printf("%d\t%d\t%d\t%d\n",i+1,tempbt[i],wt[i],cpt[i]);</text:p>
      <text:p text:style-name="P2"><text:tab/>}</text:p>
      <text:p text:style-name="P2"><text:tab/>printf("\nAverage Waiting Time: %f\nAverage Turn Around Time: %f\n", twt/n, ttt/n);<text:tab/></text:p>
      <text:p text:style-name="P2"><text:tab/>}</text:p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#include&lt;stdio.h&gt;</text:p>
      <text:p text:style-name="P8">void main(){</text:p>
      <text:p text:style-name="P8"><text:tab/>int head,n,i,temp;</text:p>
      <text:p text:style-name="P8"><text:tab/>float total_seek=0.00;</text:p>
      <text:p text:style-name="P8"><text:tab/>printf("FCFS CPU scheduling\n");</text:p>
      <text:p text:style-name="P8"><text:tab/>printf("%d\t%d",0,500);</text:p>
      <text:p text:style-name="P8"><text:tab/>printf("\nEnter the initial head process\n");</text:p>
      <text:p text:style-name="P8"><text:tab/>scanf("%d",&amp;head); </text:p>
      <text:p text:style-name="P8"><text:tab/>printf("Enter the no of process\n");</text:p>
      <text:p text:style-name="P8"><text:tab/>scanf("%d",&amp;n); </text:p>
      <text:p text:style-name="P8"><text:tab/>int arr[n];</text:p>
      <text:p text:style-name="P8"><text:tab/>printf("Enter the arrival time of processes");</text:p>
      <text:p text:style-name="P8"><text:tab/>for (i=0;i&lt;n;i++)<text:tab/></text:p>
      <text:p text:style-name="P8"><text:tab/>{</text:p>
      <text:p text:style-name="P8"><text:tab/>scanf("%d",&amp;arr[i]); </text:p>
      <text:p text:style-name="P8"><text:tab/>}</text:p>
      <text:p text:style-name="P8"><text:tab/>for (i=0;i&lt;n;i++)<text:tab/>{</text:p>
      <text:p text:style-name="P8"><text:tab/>temp=abs(head-arr[i]);</text:p>
      <text:p text:style-name="P8"><text:tab/>printf("The seek time of %d th process: <text:s/>\t%d\n",i,temp);</text:p>
      <text:p text:style-name="P8"><text:tab/>head=arr[i];</text:p>
      <text:p text:style-name="P8"><text:tab/>total_seek+=temp;</text:p>
      <text:p text:style-name="P8"><text:tab/>}</text:p>
      <text:p text:style-name="P8"><text:tab/>printf("The total seek time=\t%f\nThe avg seek time=\t%f\n",total_seek,(total_seek/n));</text:p>
      <text:p text:style-name="P8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#include&lt;stdio.h&gt;</text:p>
      <text:p text:style-name="Preformatted_20_Text"><text:soft-page-break/>void main(){</text:p>
      <text:p text:style-name="Preformatted_20_Text"><text:s text:c="8"/>int head,n,i,j;</text:p>
      <text:p text:style-name="Preformatted_20_Text"><text:s text:c="8"/>float total_seek=0.00;</text:p>
      <text:p text:style-name="Preformatted_20_Text"><text:s text:c="8"/>printf("SCAN CPU scheduling\n");</text:p>
      <text:p text:style-name="Preformatted_20_Text"><text:s text:c="8"/>printf("%d\t%d",0,500);</text:p>
      <text:p text:style-name="Preformatted_20_Text"><text:s text:c="8"/>printf("\nEnter the initial head process\n");</text:p>
      <text:p text:style-name="Preformatted_20_Text"><text:s text:c="8"/>scanf("%d",&amp;head); </text:p>
      <text:p text:style-name="Preformatted_20_Text"><text:s text:c="8"/>printf("Enter the no of process\n");</text:p>
      <text:p text:style-name="Preformatted_20_Text"><text:s text:c="8"/>scanf("%d",&amp;n); int arr[n];</text:p>
      <text:p text:style-name="Preformatted_20_Text"><text:s text:c="8"/>printf("Enter the arrival time of processes\n");</text:p>
      <text:p text:style-name="Preformatted_20_Text"><text:s text:c="8"/>for (i=0;i&lt;n;i++) <text:s text:c="6"/>{</text:p>
      <text:p text:style-name="Preformatted_20_Text"><text:s text:c="16"/>scanf("%d",&amp;arr[i]); </text:p>
      <text:p text:style-name="Preformatted_20_Text"><text:s text:c="16"/>}</text:p>
      <text:p text:style-name="Preformatted_20_Text"><text:s text:c="8"/>for(i=0;i&lt;n-1;i++){</text:p>
      <text:p text:style-name="Preformatted_20_Text"><text:s text:c="16"/>for(j=0;j&lt;n-i-1;j++){</text:p>
      <text:p text:style-name="Preformatted_20_Text"><text:s text:c="24"/>if(arr[j]&gt;arr[j+1]){</text:p>
      <text:p text:style-name="Preformatted_20_Text"><text:s text:c="32"/>int temp=arr[j];</text:p>
      <text:p text:style-name="Preformatted_20_Text"><text:s text:c="32"/>arr[j]=arr[j+1];</text:p>
      <text:p text:style-name="Preformatted_20_Text"><text:s text:c="32"/>arr[j+1]=temp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<text:s text:c="8"/>i=0;</text:p>
      <text:p text:style-name="Preformatted_20_Text"><text:s text:c="8"/>while(head&gt;=arr[i]){</text:p>
      <text:p text:style-name="Preformatted_20_Text"><text:s text:c="16"/>i=i+1;</text:p>
      <text:p text:style-name="Preformatted_20_Text"><text:s text:c="16"/>}</text:p>
      <text:p text:style-name="Preformatted_20_Text"><text:s text:c="8"/>int t=i,temp;</text:p>
      <text:p text:style-name="Preformatted_20_Text"><text:s text:c="8"/>for(i=t;i&lt;n;i++){</text:p>
      <text:p text:style-name="Preformatted_20_Text"><text:s text:c="16"/>temp=abs(head-arr[i]);</text:p>
      <text:p text:style-name="Preformatted_20_Text"><text:s text:c="16"/>head=arr[i];</text:p>
      <text:p text:style-name="Preformatted_20_Text"><text:s text:c="16"/>total_seek+=temp;</text:p>
      <text:p text:style-name="Preformatted_20_Text"><text:s text:c="16"/>}</text:p>
      <text:p text:style-name="Preformatted_20_Text"><text:s text:c="8"/>temp=abs(head-500);</text:p>
      <text:p text:style-name="Preformatted_20_Text"><text:s text:c="8"/>head=500;</text:p>
      <text:p text:style-name="Preformatted_20_Text"><text:s text:c="8"/>total_seek+=temp;</text:p>
      <text:p text:style-name="Preformatted_20_Text"><text:s text:c="8"/>for(i=t-2;i&gt;=0;i--){</text:p>
      <text:p text:style-name="Preformatted_20_Text"><text:s text:c="16"/>temp=abs(head-arr[i]);</text:p>
      <text:p text:style-name="Preformatted_20_Text"><text:s text:c="16"/>head=arr[i];</text:p>
      <text:p text:style-name="Preformatted_20_Text"><text:s text:c="16"/>total_seek+=temp;</text:p>
      <text:p text:style-name="Preformatted_20_Text"><text:s text:c="16"/>} <text:s text:c="6"/></text:p>
      <text:p text:style-name="Preformatted_20_Text"><text:s text:c="8"/>temp=abs(head);</text:p>
      <text:p text:style-name="Preformatted_20_Text"><text:s text:c="8"/>head=0;</text:p>
      <text:p text:style-name="Preformatted_20_Text"><text:s text:c="8"/>total_seek+=temp;</text:p>
      <text:p text:style-name="Preformatted_20_Text"><text:s text:c="16"/></text:p>
      <text:p text:style-name="Preformatted_20_Text"><text:s text:c="8"/>printf("The total seek time=\t%f\nThe avg seek time=\t%f\n",total_seek,(total_seek/n));</text:p>
      <text:p text:style-name="P5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#include&lt;stdio.h&gt;</text:p>
      <text:p text:style-name="P7">void main(){</text:p>
      <text:p text:style-name="P7"><text:s text:c="8"/>int head,n,i,j;</text:p>
      <text:p text:style-name="P7"><text:s text:c="8"/>float total_seek=0.00;</text:p>
      <text:p text:style-name="P7"><text:s text:c="8"/>printf("<text:span text:style-name="T1">C</text:span>SCAN CPU scheduling\n");</text:p>
      <text:p text:style-name="P7"><text:s text:c="8"/>printf("%d\t%d",0,500);</text:p>
      <text:p text:style-name="P7"><text:s text:c="8"/>printf("\nEnter the initial head process\n");</text:p>
      <text:p text:style-name="P7"><text:s text:c="8"/>scanf("%d",&amp;head); </text:p>
      <text:p text:style-name="P7"><text:s text:c="8"/>printf("Enter the no of process\n");</text:p>
      <text:p text:style-name="P7"><text:s text:c="8"/>scanf("%d",&amp;n); </text:p>
      <text:p text:style-name="P7"><text:s text:c="8"/>int arr[n];</text:p>
      <text:p text:style-name="P7"><text:s text:c="8"/>printf("Enter the arrival time of processes");</text:p>
      <text:p text:style-name="P7"><text:s text:c="8"/>for (i=0;i&lt;n;i++) <text:s text:c="6"/>{</text:p>
      <text:p text:style-name="P7"><text:s text:c="16"/>scanf("%d",&amp;arr[i]); </text:p>
      <text:p text:style-name="P7"><text:s text:c="16"/>}</text:p>
      <text:p text:style-name="P7"><text:s text:c="8"/>for(i=0;i&lt;n-1;i++){</text:p>
      <text:p text:style-name="P7"><text:s text:c="16"/>for(j=0;j&lt;n-i-1;j++){</text:p>
      <text:p text:style-name="P7"><text:s text:c="24"/>if(arr[j]&gt;arr[j+1]){</text:p>
      <text:p text:style-name="P7"><text:s text:c="32"/>int temp=arr[j];</text:p>
      <text:p text:style-name="P7"><text:s text:c="32"/>arr[j]=arr[j+1];</text:p>
      <text:p text:style-name="P7"><text:s text:c="32"/>arr[j+1]=temp;</text:p>
      <text:p text:style-name="P7"><text:s text:c="24"/>}</text:p>
      <text:p text:style-name="P7"><text:s text:c="16"/>}</text:p>
      <text:p text:style-name="P7"><text:s text:c="8"/>}</text:p>
      <text:p text:style-name="P7"><text:s text:c="8"/></text:p>
      <text:p text:style-name="P7"><text:s text:c="8"/>i=0;</text:p>
      <text:p text:style-name="P7"><text:s text:c="8"/>while(head&gt;=arr[i]){</text:p>
      <text:p text:style-name="P7"><text:s text:c="16"/>i=i+1;</text:p>
      <text:p text:style-name="P7"><text:s text:c="16"/>}</text:p>
      <text:p text:style-name="P7"><text:s text:c="8"/>int t=i,temp;</text:p>
      <text:p text:style-name="P7"><text:s text:c="8"/>for(i=t;i&lt;n;i++){</text:p>
      <text:p text:style-name="P7"><text:s text:c="16"/>temp=abs(head-arr[i]);</text:p>
      <text:p text:style-name="P7"><text:s text:c="16"/>head=arr[i];</text:p>
      <text:p text:style-name="P7"><text:s text:c="16"/>total_seek+=temp;</text:p>
      <text:p text:style-name="P7"><text:s text:c="16"/>}</text:p>
      <text:p text:style-name="P7"><text:s text:c="8"/>temp=abs(head-500);</text:p>
      <text:p text:style-name="P7"><text:s text:c="8"/>head=0;</text:p>
      <text:p text:style-name="P7"><text:s text:c="8"/>total_seek+=temp;</text:p>
      <text:p text:style-name="P7"><text:s text:c="8"/>for(i=0;i&gt;=t-2;i--){</text:p>
      <text:p text:style-name="P7"><text:s text:c="16"/>temp=abs(head-arr[i]);</text:p>
      <text:p text:style-name="P7"><text:s text:c="16"/>head=arr[i];</text:p>
      <text:p text:style-name="P7"><text:s text:c="16"/>total_seek+=temp;</text:p>
      <text:p text:style-name="P7"><text:s text:c="16"/>} <text:s text:c="6"/></text:p>
      <text:p text:style-name="P7"><text:s text:c="8"/></text:p>
      <text:p text:style-name="P7"><text:s text:c="16"/></text:p>
      <text:p text:style-name="P7"><text:s text:c="8"/>printf("The total seek time=\t%f\nThe avg seek time=\t%f\n",total_seek,(total_seek/n));</text:p>
      <text:p text:style-name="P6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21:48:19.064356908</meta:creation-date>
    <dc:date>2017-08-20T22:59:24.272529658</dc:date>
    <meta:editing-duration>PT9M4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283" meta:word-count="539" meta:character-count="6659" meta:non-whitespace-character-count="4893"/>
  </office:meta>
</office:document-meta>
</file>